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size="15pt" style:text-underline-style="none" fo:font-weight="bold" officeooo:rsid="0011304e" officeooo:paragraph-rsid="0011304e" style:font-size-asian="15pt" style:font-weight-asian="bold" style:font-size-complex="15pt" style:font-weight-complex="bold"/>
    </style:style>
    <style:style style:name="P2" style:family="paragraph" style:parent-style-name="Standard">
      <style:text-properties fo:font-size="15pt" style:text-underline-style="none" fo:font-weight="bold" officeooo:rsid="00118a4e" officeooo:paragraph-rsid="00118a4e" style:font-size-asian="15pt" style:font-weight-asian="bold" style:font-size-complex="15pt" style:font-weight-complex="bold"/>
    </style:style>
    <style:style style:name="P3" style:family="paragraph" style:parent-style-name="Standard">
      <style:text-properties fo:font-size="15pt" style:text-underline-style="none" fo:font-weight="bold" officeooo:rsid="00137ef8" officeooo:paragraph-rsid="00137ef8" style:font-size-asian="15pt" style:font-weight-asian="bold" style:font-size-complex="15pt" style:font-weight-complex="bold"/>
    </style:style>
    <style:style style:name="P4" style:family="paragraph" style:parent-style-name="Standard">
      <style:text-properties fo:font-size="15pt" style:text-underline-style="none" fo:font-weight="bold" officeooo:rsid="00150738" officeooo:paragraph-rsid="00150738" style:font-size-asian="15pt" style:font-weight-asian="bold" style:font-size-complex="15pt" style:font-weight-complex="bold"/>
    </style:style>
    <style:style style:name="P5" style:family="paragraph" style:parent-style-name="Standard">
      <style:text-properties officeooo:paragraph-rsid="0011304e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18a4e"/>
    </style:style>
    <style:style style:name="T3" style:family="text">
      <style:text-properties fo:font-size="15pt" style:text-underline-style="none" fo:font-weight="bold" officeooo:rsid="0011304e" style:font-size-asian="15pt" style:font-weight-asian="bold" style:font-size-complex="15pt" style:font-weight-complex="bold"/>
    </style:style>
    <style:style style:name="T4" style:family="text">
      <style:text-properties fo:font-size="13pt" style:text-underline-style="none" fo:font-weight="bold" officeooo:rsid="00118a4e" style:font-size-asian="13pt" style:font-weight-asian="bold" style:font-size-complex="13pt" style:font-weight-complex="bold"/>
    </style:style>
    <style:style style:name="T5" style:family="text">
      <style:text-properties fo:font-size="13pt" fo:font-weight="bold" officeooo:rsid="00118a4e" style:font-size-asian="13pt" style:font-weight-asian="bold" style:font-size-complex="13pt" style:font-weight-complex="bold"/>
    </style:style>
    <style:style style:name="T6" style:family="text">
      <style:text-properties fo:font-size="13pt" fo:font-weight="bold" officeooo:rsid="00137ef8" style:font-size-asian="13pt" style:font-weight-asian="bold" style:font-size-complex="13pt" style:font-weight-complex="bold"/>
    </style:style>
    <style:style style:name="T7" style:family="text">
      <style:text-properties fo:font-size="13pt" fo:font-weight="bold" officeooo:rsid="00150738" style:font-size-asian="13pt" style:font-weight-asian="bold" style:font-size-complex="13pt" style:font-weight-complex="bold"/>
    </style:style>
    <style:style style:name="T8" style:family="text">
      <style:text-properties officeooo:rsid="00150738"/>
    </style:style>
    <style:style style:name="T9" style:family="text">
      <style:text-properties officeooo:rsid="001653e6"/>
    </style:style>
    <style:style style:name="T10" style:family="text">
      <style:text-properties officeooo:rsid="0017670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<text:s text:c="4"/>Specs <text:s text:c="4"/></text:span><text:tab/><text:tab/><text:tab/> <text:s text:c="3"/><text:span text:style-name="T1"><text:s text:c="3"/>ESP32 <text:s text:c="2"/></text:span><text:tab/><text:tab/><text:tab/> <text:tab/> <text:s text:c="4"/><text:span text:style-name="T1"><text:s text:c="2"/>ESP8266 <text:s text:c="3"/></text:span></text:p>
      <text:p text:style-name="P5"><text:span text:style-name="T3">CPU<text:tab/><text:tab/><text:tab/></text:span><text:span text:style-name="T4">Single/</text:span><text:span text:style-name="T5">Dual Core 32bit , 600MIPS <text:tab/><text:tab/><text:tab/></text:span></text:p>
      <text:p text:style-name="P5"><text:span text:style-name="T6">Normal sleep</text:span><text:span text:style-name="T5"><text:tab/>single core 20-25 , dual core 25-31mA<text:tab/><text:tab/><text:tab/></text:span><text:span text:style-name="T7">15mA</text:span></text:p>
      <text:p text:style-name="P1">GPIO<text:tab/><text:tab/><text:tab/><text:tab/><text:span text:style-name="T2">34 (12mA)<text:tab/><text:tab/><text:tab/><text:tab/><text:tab/> <text:s text:c="3"/>11(12mA)</text:span></text:p>
      <text:p text:style-name="P1">SPI<text:tab/><text:tab/><text:tab/><text:tab/><text:tab/><text:span text:style-name="T2">4<text:tab/><text:tab/><text:tab/><text:tab/><text:tab/><text:tab/> <text:s text:c="4"/>1</text:span></text:p>
      <text:p text:style-name="P1">I2S<text:tab/><text:tab/><text:tab/><text:tab/><text:tab/><text:span text:style-name="T2">2<text:tab/><text:tab/><text:tab/><text:tab/><text:tab/><text:tab/> <text:s text:c="4"/>1</text:span></text:p>
      <text:p text:style-name="P2">I2C<text:tab/><text:tab/><text:tab/><text:tab/><text:tab/>2<text:tab/><text:tab/><text:tab/><text:tab/><text:tab/><text:tab/> <text:s text:c="4"/><text:span text:style-name="T9">1</text:span></text:p>
      <text:p text:style-name="P1">ADC<text:tab/><text:tab/><text:tab/><text:tab/> <text:s text:c="4"/><text:span text:style-name="T2">18 (12bit)<text:tab/><text:tab/><text:tab/><text:tab/><text:tab/>1(10bit)</text:span></text:p>
      <text:p text:style-name="P1">DAC<text:tab/><text:tab/><text:tab/><text:tab/><text:tab/><text:span text:style-name="T2">2<text:tab/><text:tab/><text:tab/><text:tab/><text:tab/><text:tab/>D.Support</text:span></text:p>
      <text:p text:style-name="P1">TOUCH<text:tab/><text:tab/><text:tab/><text:tab/><text:span text:style-name="T2">10<text:tab/><text:tab/><text:tab/><text:tab/><text:tab/><text:tab/>D.Support</text:span></text:p>
      <text:p text:style-name="P1">UART<text:tab/><text:tab/><text:tab/><text:tab/><text:span text:style-name="T2">3<text:tab/><text:tab/><text:tab/><text:tab/><text:tab/> <text:s text:c="2"/><text:tab/> <text:s text:c="5"/>2</text:span></text:p>
      <text:p text:style-name="P2">CAN<text:tab/><text:tab/><text:tab/><text:tab/> <text:s text:c="3"/>CAN2.0<text:tab/><text:tab/><text:tab/><text:tab/><text:tab/><text:tab/><text:span text:style-name="T9">D.Support</text:span></text:p>
      <text:p text:style-name="P2">RTC<text:tab/><text:tab/><text:tab/><text:tab/> <text:s text:c="5"/>32KHz<text:tab/><text:tab/> <text:s text:c="42"/>------</text:p>
      <text:p text:style-name="P3">JTAG<text:tab/><text:tab/><text:tab/><text:tab/>Yes<text:tab/><text:tab/><text:tab/><text:tab/><text:tab/> <text:s text:c="9"/><text:span text:style-name="T9">D.Support</text:span> <text:s text:c="6"/></text:p>
      <text:p text:style-name="P3">Op.Vol<text:tab/><text:tab/><text:tab/> <text:s text:c="2"/>3.3v-3.6v<text:tab/><text:tab/><text:tab/><text:tab/><text:tab/><text:tab/> <text:s/><text:span text:style-name="T8">3-3.6V</text:span></text:p>
      <text:p text:style-name="P3">Temperature<text:tab/><text:tab/> <text:s text:c="3"/>-40 – 125<text:tab/><text:tab/><text:tab/><text:tab/><text:tab/>-<text:span text:style-name="T8">45 - 125</text:span></text:p>
      <text:p text:style-name="P3">Wifi Tx (54Mbps) <text:tab/> <text:s text:c="4"/>190mA<text:tab/><text:tab/><text:tab/><text:tab/><text:tab/><text:tab/> <text:s/><text:span text:style-name="T8">140mA</text:span></text:p>
      <text:p text:style-name="P3">Wifi Rx<text:tab/><text:tab/><text:tab/> <text:s text:c="2"/>95-100mA<text:tab/><text:tab/><text:tab/><text:tab/><text:tab/> <text:s text:c="2"/><text:span text:style-name="T8">56mA</text:span></text:p>
      <text:p text:style-name="P3">BT Tx<text:tab/><text:tab/><text:tab/> <text:s text:c="5"/>130mA<text:tab/><text:tab/><text:tab/><text:tab/><text:tab/> <text:s text:c="9"/><text:span text:style-name="T8">D.Support<text:tab/></text:span></text:p>
      <text:p text:style-name="P3">BT Rx<text:tab/><text:tab/><text:tab/> <text:s text:c="5"/>100mA<text:tab/><text:tab/><text:tab/><text:tab/><text:tab/><text:tab/><text:span text:style-name="T8">D.support</text:span></text:p>
      <text:p text:style-name="P4">Op. Currnet<text:tab/><text:tab/> <text:s text:c="4"/><text:span text:style-name="T10">20-25mA</text:span><text:tab/><text:tab/><text:tab/><text:tab/> <text:s text:c="13"/>80mA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T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2-11T01:30:59.798289034</meta:creation-date>
    <dc:date>2019-12-11T02:15:47.844488001</dc:date>
    <meta:editing-duration>PT3M32S</meta:editing-duration>
    <meta:editing-cycles>2</meta:editing-cycles>
    <meta:generator>LibreOffice/6.3.2.2$MacOSX_X86_64 LibreOffice_project/98b30e735bda24bc04ab42594c85f7fd8be07b9c</meta:generator>
    <meta:document-statistic meta:table-count="0" meta:image-count="0" meta:object-count="0" meta:page-count="1" meta:paragraph-count="21" meta:word-count="84" meta:character-count="778" meta:non-whitespace-character-count="377"/>
  </office:meta>
</office:document-meta>
</file>